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23ec3" officeooo:paragraph-rsid="003e4239"/>
    </style:style>
    <style:style style:name="P4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5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6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7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8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9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10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1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2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0" style:family="paragraph" style:parent-style-name="Heading_20_1">
      <style:paragraph-properties fo:text-align="center" style:justify-single-word="false"/>
    </style:style>
    <style:style style:name="P4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4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1b67eef"/>
    </style:style>
    <style:style style:name="T24" style:family="text">
      <style:text-properties officeooo:rsid="01b920d3"/>
    </style:style>
    <style:style style:name="T25" style:family="text">
      <style:text-properties officeooo:rsid="01bae22a"/>
    </style:style>
    <style:style style:name="T26" style:family="text">
      <style:text-properties officeooo:rsid="01be128d"/>
    </style:style>
    <style:style style:name="T27" style:family="text">
      <style:text-properties officeooo:rsid="01ea32c0"/>
    </style:style>
    <style:style style:name="T28" style:family="text">
      <style:text-properties officeooo:rsid="01f840b2"/>
    </style:style>
    <style:style style:name="T29" style:family="text">
      <style:text-properties officeooo:rsid="01f9d13d"/>
    </style:style>
    <style:style style:name="T30" style:family="text">
      <style:text-properties officeooo:rsid="01fb7696"/>
    </style:style>
    <style:style style:name="T31" style:family="text">
      <style:text-properties officeooo:rsid="01ff9be8"/>
    </style:style>
    <style:style style:name="T32" style:family="text">
      <style:text-properties officeooo:rsid="0202a82d"/>
    </style:style>
    <style:style style:name="T33" style:family="text">
      <style:text-properties officeooo:rsid="02041dc8"/>
    </style:style>
    <style:style style:name="T34" style:family="text">
      <style:text-properties officeooo:rsid="0205c151"/>
    </style:style>
    <style:style style:name="T35" style:family="text">
      <style:text-properties officeooo:rsid="0208e049"/>
    </style:style>
    <style:style style:name="T36" style:family="text">
      <style:text-properties officeooo:rsid="020a3d15"/>
    </style:style>
    <style:style style:name="T37" style:family="text">
      <style:text-properties officeooo:rsid="02100c61"/>
    </style:style>
    <style:style style:name="T38" style:family="text">
      <style:text-properties officeooo:rsid="0210db72"/>
    </style:style>
    <style:style style:name="T39" style:family="text">
      <style:text-properties officeooo:rsid="02115bd8"/>
    </style:style>
    <style:style style:name="T40" style:family="text">
      <style:text-properties officeooo:rsid="021209a0"/>
    </style:style>
    <style:style style:name="T41" style:family="text">
      <style:text-properties officeooo:rsid="02136901"/>
    </style:style>
    <style:style style:name="T42" style:family="text">
      <style:text-properties officeooo:rsid="02142096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92e7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Семь вечностей</text:h>
      <text:p text:style-name="P12">(утихающее безумие. <text:span text:style-name="T27">Трэш, Содом и Гоморра.</text:span></text:p>
      <text:p text:style-name="P12"><text:span text:style-name="T31">Присутствуют отсылки к другим фикам. К каким – не скажу, не упомню уже. Всё перемешалось в голове моей</text:span>)</text:p>
      <text:p text:style-name="P1"/>
      <text:h text:style-name="P42" text:outline-level="2">I</text:h>
      <text:p text:style-name="P3"/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4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5"><text:span text:style-name="T6">Грымза </text:span>удовлетворительно кивнула и направилась к выходу.</text:p>
      <text:p text:style-name="P6"/>
      <text:p text:style-name="P6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6"/>
      <text:p text:style-name="P9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7"/>
      <text:p text:style-name="P7"><text:soft-page-break/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8"/>
      <text:p text:style-name="P8"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8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8"/>
      <text:p text:style-name="P10">Вооот тааак...</text:p>
      <text:p text:style-name="P8"/>
      <text:p text:style-name="P10">Я, наверное, единственный человек в мире, умеющий блевать бесшумно.</text:p>
      <text:p text:style-name="P10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1"/>
      <text:p text:style-name="P13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4"/>
      <text:p text:style-name="P15">***</text:p>
      <text:p text:style-name="P27"><text:a xlink:type="simple" xlink:href="https://www.youtube.com/watch?v=rvk5D1iI2LA" text:style-name="Internet_20_link" text:visited-style-name="Visited_20_Internet_20_Link">https://www.youtube.com/watch?v=rvk5D1iI2LA</text:a></text:p>
      <text:h text:style-name="P41" text:outline-level="1">Mark Knopfler - Marbletown - Córdoba 2010 </text:h>
      <text:p text:style-name="P27"/>
      <text:p text:style-name="P16"><text:span text:style-name="T17">Джет</text:span> нетерпеливо <text:span text:style-name="T16">толкала</text:span> меня <text:span text:style-name="T16">копытом в</text:span> плечо.</text:p>
      <text:p text:style-name="P16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1">Поняха</text:span> прыгала вокруг меня в нетерпении, бросая скомкан<text:span text:style-name="T23">ые</text:span> <text:span text:style-name="T23">шмотки</text:span> в <text:span text:style-name="T32">мешок</text:span> и утрамбовывая <text:span text:style-name="T23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8"/>
      <text:p text:style-name="P18">- <text:span text:style-name="T25">Они приближаются! Я слышала их горн</text:span><text:span text:style-name="T22">!</text:span><text:span text:style-name="T21"> Надо убираться отсюда!</text:span></text:p>
      <text:p text:style-name="P16"/>
      <text:p text:style-name="P19">Последнюю порцию барахла Джет утрамбовала, с размаху усевшись на <text:span text:style-name="T32">мешок</text:span>. Тот жалобно скрипнул.</text:p>
      <text:p text:style-name="P19"/>
      <text:p text:style-name="P19">- <text:span text:style-name="T24">Да вставай же!</text:span></text:p>
      <text:p text:style-name="P20"><text:soft-page-break/>Не дождавшись, Джет нетерпеливо прыгнула ко мне и, поддев мордой, перевела в сидячее положение.</text:p>
      <text:p text:style-name="P20"><text:span text:style-name="T32">Мешок</text:span>, облегчённо крякнув, вывалил половину содержимого на землю.</text:p>
      <text:p text:style-name="P20"/>
      <text:p text:style-name="P21">Две недели! Две грёбаные недели мы скрытно пробираемся к <text:span text:style-name="T28">проклятому лесу</text:span>, как какие-то <text:span text:style-name="T26">беглые каторжники</text:span>. <text:span text:style-name="T29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26">Со старым Дрогоном шутки плохи – всё чаще по дороге нам встречаются обглоданные кости и разгрызенные черепа. <text:span text:style-name="T30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28"/>
      <text:p text:style-name="P28">Но самое опасное – даже не сам Дрогон. <text:span text:style-name="T38">Нееет, чешуйчатый самовар вылетает из логова</text:span> <text:span text:style-name="T3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28"/>
      <text:p text:style-name="P31">За нами. Гонятся. Чёртовы. Чокнутые. Пони.</text:p>
      <text:p text:style-name="P29"/>
      <text:p text:style-name="P29">Если бы <text:span text:style-name="T34">я</text:span> когда-нибудь <text:span text:style-name="T38">узнал</text:span>, что <text:span text:style-name="T3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32">Вот только шуточка встала бы <text:span text:style-name="T37">мне </text:span>поперёк горла, если б я знал, что <text:span text:style-name="T38">этот </text:span>вождь верховодит табуном агрессивных мускулистых битюгов, а дочурка <text:span text:style-name="T36">его </text:span>– <text:span text:style-name="T35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3"/>
      <text:p text:style-name="P34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0">вынырнул</text:span>, - я же мог разбиться!!!</text:p>
      <text:p text:style-name="P34">- Ты хочешь сказать, что сгореть было бы лучшим вариантом? - <text:span text:style-name="T40">пегаска, пошатываясь, вышла из воды и</text:span> устало растяну<text:span text:style-name="T40">лась</text:span> на берегу. - <text:span text:style-name="T39">Я же не дала тебе разбиться, видишь. У меня всё под контролем.</text:span></text:p>
      <text:p text:style-name="P34">- <text:span text:style-name="T3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7">- Не могла…</text:p>
      <text:p text:style-name="P37">Пегаска молча отвернулась и развернула крыло. <text:span text:style-name="T41">Где-то на половине длины второго сустава оно безжизненно свисало под неестественным углом.</text:span></text:p>
      <text:p text:style-name="P37"><text:soft-page-break/>- <text:span text:style-name="T41">Если бы я могла летать - не задержалась в гнезде Агамемнона… Сломала вчера на вираже, когда уходила от погони.</text:span></text:p>
      <text:p text:style-name="P37"/>
      <text:p text:style-name="P39">У меня пересохло в горле.</text:p>
      <text:p text:style-name="P39"><text:span text:style-name="T44">- </text:span><text:span text:style-name="T43">А как же..? - я хотел было спросить, как она планировала уходить от Агамемнона, но запнулся.</text:span></text:p>
      <text:p text:style-name="P39"><text:span text:style-name="T43"/></text:p>
      <text:p text:style-name="P39"><text:span text:style-name="T43">Иногда ты довольно туго соображаешь, Хум!</text:span></text:p>
      <text:p text:style-name="P39"><text:span text:style-name="T43"/></text:p>
      <text:p text:style-name="P39"><text:span text:style-name="T43">Я примирительно потрепал голубую гриву.</text:span></text:p>
      <text:p text:style-name="P39"><text:span text:style-name="T43">- Извини.</text:span></text:p>
      <text:p text:style-name="P37"/>
      <text:p text:style-name="P37"/>
      <text:p text:style-name="P37"/>
      <text:p text:style-name="P36">***</text:p>
      <text:p text:style-name="P34"/>
      <text:p text:style-name="P35">- <text:span text:style-name="T39">Ты опять за своё! - крик Джет прямо в ухо перемешал все воспоминания. - Они уже совсем близко!!!</text:span></text:p>
      <text:p text:style-name="P35"/>
      <text:p text:style-name="P35"><text:span text:style-name="T39">Я содрогнулся, вскочил с земли и машинально забросил мешок на плёчо.</text:span></text:p>
      <text:p text:style-name="P34"/>
      <text:p text:style-name="P34">- <text:span text:style-name="T42">Идём.</text:span></text:p>
      <text:p text:style-name="P34"/>
      <text:p text:style-name="P34"/>
      <text:p text:style-name="P30"/>
      <text:p text:style-name="P30"/>
      <text:p text:style-name="P30"/>
      <text:p text:style-name="P25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2"/>
      <text:p text:style-name="P23">(<text:span text:style-name="T20">Джет</text:span> – единственная, кто помогает Хуману в этом времени. <text:span text:style-name="T25">За Хумом гонится ...</text:span>)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19-12-23T23:49:01.232285008</dc:date>
    <meta:editing-duration>P24DT17H8M33S</meta:editing-duration>
    <meta:editing-cycles>392</meta:editing-cycles>
    <meta:generator>LibreOffice/5.1.6.2$Linux_X86_64 LibreOffice_project/10m0$Build-2</meta:generator>
    <meta:document-statistic meta:table-count="0" meta:image-count="0" meta:object-count="0" meta:page-count="4" meta:paragraph-count="56" meta:word-count="1034" meta:character-count="6588" meta:non-whitespace-character-count="5590"/>
  </office:meta>
</office:document-meta>
</file>